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.051cm" svg:stroke-color="#000000" draw:marker-start-width="0.356cm" draw:marker-end-width="0.356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6" style:family="graphic" style:parent-style-name="standard">
      <style:graphic-properties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0084d1" draw:marker-start-width="0.418cm" draw:marker-end-width="0.418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9" style:family="graphic" style:parent-style-name="standard">
      <style:graphic-properties draw:stroke="dash" draw:stroke-dash="Dashed_20__28_var_29_" svg:stroke-width="0.102cm" svg:stroke-color="#ff420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420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cm"/>
    </style:style>
    <style:style style:name="gr12" style:family="graphic" style:parent-style-name="objectwithoutfill">
      <style:graphic-properties svg:stroke-width="0.102cm" svg:stroke-color="#ff420e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36pt" style:font-size-asian="36pt" style:font-size-complex="36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36pt"/>
    </style:style>
    <style:style style:name="P6" style:family="paragraph">
      <style:text-properties fo:font-size="18pt"/>
    </style:style>
    <style:style style:name="P7" style:family="paragraph">
      <style:text-properties fo:color="#ffffff" fo:font-size="18pt"/>
    </style:style>
    <style:style style:name="T1" style:family="text">
      <style:text-properties fo:color="#ff420e" fo:font-family="'Times New Roman'" style:font-style-name="Regular" style:font-family-generic="roman" fo:font-size="36pt" style:font-family-asian="'Times New Roman'" style:font-style-name-asian="Regular" style:font-family-generic-asian="roman" style:font-size-asian="36pt" style:font-family-complex="'Times New Roman'" style:font-style-name-complex="Regular" style:font-family-generic-complex="roman" style:font-size-complex="36pt"/>
    </style:style>
    <style:style style:name="T2" style:family="text">
      <style:text-properties fo:color="#ff420e" fo:font-size="36pt" style:font-size-asian="36pt" style:font-size-complex="36pt"/>
    </style:style>
    <style:style style:name="T3" style:family="text">
      <style:text-properties fo:color="#ff420e" fo:font-family="'Liberation Sans'" style:font-style-name="Regular" style:font-family-generic="swiss" fo:font-size="36pt" style:font-family-asian="'Liberation Sans'" style:font-style-name-asian="Regular" style:font-family-generic-asian="swiss" style:font-size-asian="36pt" style:font-family-complex="'Liberation Sans'" style:font-style-name-complex="Regular" style:font-family-generic-complex="swiss" style:font-size-complex="3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25cm" svg:height="2.443cm" draw:transform="rotate (1.91986217719376) translate (10.956cm 15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4cm" svg:height="6.904cm" draw:transform="rotate (1.91986217719376) translate (6.196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1" draw:layer="layout" svg:width="0.502cm" svg:height="0.244cm" draw:transform="skewX (-0.0729547627333631) rotate (-2.462659574564) translate (4.47800602466195cm 8.53690374403669cm)" svg:viewBox="0 0 503 245" svg:d="m0 244c209-7 351-45 370-122s-30-122-161-122-152 49-142 122 305 123 436 123">
            <text:p/>
          </draw:path>
          <draw:path draw:style-name="gr3" draw:text-style-name="P1" draw:layer="layout" svg:width="0.502cm" svg:height="0.244cm" draw:transform="skewX (-0.0727802298081635) rotate (-2.46615023306799) translate (4.85594473809535cm 8.23420784130658cm)" svg:viewBox="0 0 503 245" svg:d="m0 245c209-8 351-46 370-123s-31-123-162-122-151 49-142 122 306 122 437 122">
            <text:p/>
          </draw:path>
          <draw:path draw:style-name="gr3" draw:text-style-name="P1" draw:layer="layout" svg:width="0.502cm" svg:height="0.244cm" draw:transform="skewX (-0.0684169066781777) rotate (-2.46510303551679) translate (5.23330812162365cm 7.93076663623148cm)" svg:viewBox="0 0 503 245" svg:d="m0 244c209-6 351-45 370-122s-32-123-162-122-153 48-142 122 306 122 437 123">
            <text:p/>
          </draw:path>
          <draw:path draw:style-name="gr3" draw:text-style-name="P1" draw:layer="layout" svg:width="0.502cm" svg:height="0.244cm" draw:transform="skewX (-0.0764454212373517) rotate (-2.46423037089079) translate (5.61303373722345cm 7.62546619836689cm)" svg:viewBox="0 0 503 245" svg:d="m0 245c209-7 351-45 371-122s-30-123-162-123-152 49-142 123 305 122 436 122">
            <text:p/>
          </draw:path>
        </draw:g>
        <draw:line draw:style-name="gr4" draw:text-style-name="P1" draw:layer="layout" svg:x1="5.457cm" svg:y1="7.438cm" svg:x2="5.421cm" svg:y2="5.902cm">
          <text:p/>
        </draw:line>
        <draw:circle draw:style-name="gr5" draw:text-style-name="P1" draw:layer="layout" svg:width="0.799cm" svg:height="0.799cm" draw:transform="rotate (-1.5707963267949) translate (4.054cm 8.498cm)">
          <text:p/>
        </draw:circle>
        <draw:line draw:style-name="gr6" draw:text-style-name="P1" draw:layer="layout" svg:x1="1.632cm" svg:y1="9.104cm" svg:x2="3.404cm" svg:y2="9.103cm">
          <text:p/>
        </draw:line>
        <draw:line draw:style-name="gr6" draw:text-style-name="P1" draw:layer="layout" svg:x1="1.632cm" svg:y1="8.911cm" svg:x2="3.404cm" svg:y2="8.91cm">
          <text:p/>
        </draw:line>
        <draw:line draw:style-name="gr6" draw:text-style-name="P1" draw:layer="layout" svg:x1="1.631cm" svg:y1="8.718cm" svg:x2="3.403cm" svg:y2="8.717cm">
          <text:p/>
        </draw:line>
        <draw:line draw:style-name="gr6" draw:text-style-name="P1" draw:layer="layout" svg:x1="3.947cm" svg:y1="8.923cm" svg:x2="5.463cm" svg:y2="9.844cm">
          <text:p/>
        </draw:line>
        <draw:line draw:style-name="gr6" draw:text-style-name="P1" draw:layer="layout" svg:x1="3.787cm" svg:y1="9.267cm" svg:x2="5.225cm" svg:y2="10.175cm">
          <text:p/>
        </draw:line>
        <draw:line draw:style-name="gr6" draw:text-style-name="P1" draw:layer="layout" svg:x1="3.867cm" svg:y1="9.097cm" svg:x2="5.344cm" svg:y2="10.016cm">
          <text:p/>
        </draw:line>
        <draw:line draw:style-name="gr4" draw:text-style-name="P1" draw:layer="layout" svg:x1="3.864cm" svg:y1="4.744cm" svg:x2="5.442cm" svg:y2="5.948cm">
          <text:p/>
        </draw:line>
        <draw:circle draw:style-name="gr5" draw:text-style-name="P1" draw:layer="layout" svg:width="0.799cm" svg:height="0.799cm" draw:transform="rotate (-1.5707963267949) translate (4.054cm 4.176cm)">
          <text:p/>
        </draw:circle>
        <draw:line draw:style-name="gr6" draw:text-style-name="P1" draw:layer="layout" svg:x1="1.632cm" svg:y1="4.369cm" svg:x2="3.404cm" svg:y2="4.37cm">
          <text:p/>
        </draw:line>
        <draw:line draw:style-name="gr6" draw:text-style-name="P1" draw:layer="layout" svg:x1="1.632cm" svg:y1="4.562cm" svg:x2="3.404cm" svg:y2="4.563cm">
          <text:p/>
        </draw:line>
        <draw:line draw:style-name="gr6" draw:text-style-name="P1" draw:layer="layout" svg:x1="1.631cm" svg:y1="4.755cm" svg:x2="3.403cm" svg:y2="4.756cm">
          <text:p/>
        </draw:line>
        <draw:line draw:style-name="gr6" draw:text-style-name="P1" draw:layer="layout" svg:x1="3.787cm" svg:y1="4.206cm" svg:x2="5.225cm" svg:y2="3.298cm">
          <text:p/>
        </draw:line>
        <draw:line draw:style-name="gr6" draw:text-style-name="P1" draw:layer="layout" svg:x1="3.867cm" svg:y1="4.376cm" svg:x2="5.344cm" svg:y2="3.457cm">
          <text:p/>
        </draw:line>
        <draw:g>
          <draw:path draw:style-name="gr3" draw:text-style-name="P1" draw:layer="layout" svg:width="0.502cm" svg:height="0.244cm" draw:transform="skewX (0.0701622359301721) rotate (2.462659574564) translate (8.82792282367693cm 8.73315045748335cm)" svg:viewBox="0 0 503 245" svg:d="m503 244c-209-7-351-45-370-121s31-123 161-123 152 49 143 122-306 123-437 123">
            <text:p/>
          </draw:path>
          <draw:path draw:style-name="gr3" draw:text-style-name="P1" draw:layer="layout" svg:width="0.502cm" svg:height="0.244cm" draw:transform="skewX (0.0724311639577647) rotate (2.46649929891839) translate (8.45085167628598cm 8.42876686296355cm)" svg:viewBox="0 0 503 245" svg:d="m503 245c-209-7-351-46-370-123s31-122 162-122 151 49 142 123-306 122-437 122">
            <text:p/>
          </draw:path>
          <draw:path draw:style-name="gr3" draw:text-style-name="P1" draw:layer="layout" svg:width="0.502cm" svg:height="0.244cm" draw:transform="skewX (0.0678933079025793) rotate (2.46475396966639) translate (8.0728931956889cm 8.12578576570755cm)" svg:viewBox="0 0 503 245" svg:d="m503 245c-209-7-351-45-370-122s32-123 162-123 153 49 142 122-306 123-437 123">
            <text:p/>
          </draw:path>
          <draw:path draw:style-name="gr3" draw:text-style-name="P1" draw:layer="layout" svg:width="0.502cm" svg:height="0.244cm" draw:transform="skewX (0.0743510261349584) rotate (2.46440490381599) translate (7.6933706270048cm 7.82101427148555cm)" svg:viewBox="0 0 503 245" svg:d="m503 245c-209-6-351-45-371-122s31-123 162-123 152 50 142 123-305 122-436 122">
            <text:p/>
          </draw:path>
        </draw:g>
        <draw:line draw:style-name="gr4" draw:text-style-name="P1" draw:layer="layout" svg:x1="7.52cm" svg:y1="7.351cm" svg:x2="5.484cm" svg:y2="7.393cm">
          <text:p/>
        </draw:line>
        <draw:line draw:style-name="gr4" draw:text-style-name="P1" draw:layer="layout" svg:x1="9.057cm" svg:y1="7.618cm" svg:x2="7.471cm" svg:y2="7.349cm">
          <text:p/>
        </draw:line>
        <draw:g>
          <draw:path draw:style-name="gr3" draw:text-style-name="P1" draw:layer="layout" svg:width="0.489cm" svg:height="0.248cm" draw:transform="skewX (-0.0127409035395586) rotate (2.77297911556859) translate (6.3748341395769cm 9.00116458663314cm)" svg:viewBox="0 0 490 249" svg:d="m490 249c-204-7-342-46-360-124s30-124 157-125 148 50 139 125-299 124-426 124">
            <text:p/>
          </draw:path>
          <draw:path draw:style-name="gr3" draw:text-style-name="P1" draw:layer="layout" svg:width="0.489cm" svg:height="0.248cm" draw:transform="skewX (-0.00767944870877506) rotate (2.77472444482058) translate (5.93314757682761cm 8.83013837313595cm)" svg:viewBox="0 0 490 249" svg:d="m490 249c-204-7-342-47-360-125s29-125 157-124 148 49 138 124-298 124-425 124">
            <text:p/>
          </draw:path>
          <draw:path draw:style-name="gr3" draw:text-style-name="P1" draw:layer="layout" svg:width="0.489cm" svg:height="0.25cm" draw:transform="skewX (-0.0102974425867666) rotate (2.7714083192418) translate (5.49155821343128cm 8.6607068740421cm)" svg:viewBox="0 0 490 251" svg:d="m490 249c-204-6-342-45-361-124s30-125 157-125 149 50 139 125-298 125-425 126">
            <text:p/>
          </draw:path>
          <draw:path draw:style-name="gr3" draw:text-style-name="P1" draw:layer="layout" svg:width="0.489cm" svg:height="0.248cm" draw:transform="skewX (-0.0127409035395586) rotate (2.7714083192418) translate (5.05103383037126cm 8.49066702342559cm)" svg:viewBox="0 0 490 249" svg:d="m490 249c-204-7-342-46-361-124s30-125 158-125 148 50 139 125-299 124-426 124">
            <text:p/>
          </draw:path>
        </draw:g>
        <draw:line draw:style-name="gr7" draw:text-style-name="P1" draw:layer="layout" svg:x1="9.048cm" svg:y1="8.635cm" svg:x2="10.964cm" svg:y2="9.513cm">
          <text:p/>
        </draw:line>
        <draw:line draw:style-name="gr7" draw:text-style-name="P1" draw:layer="layout" svg:x1="9.01cm" svg:y1="8.598cm" svg:x2="11.069cm" svg:y2="9.891cm">
          <text:p/>
        </draw:line>
        <draw:line draw:style-name="gr7" draw:text-style-name="P1" draw:layer="layout" svg:x1="9.01cm" svg:y1="8.597cm" svg:x2="10.061cm" svg:y2="9.597cm">
          <text:p/>
        </draw:line>
        <draw:line draw:style-name="gr7" draw:text-style-name="P1" draw:layer="layout" svg:x1="6.511cm" svg:y1="8.797cm" svg:x2="7.604cm" svg:y2="8.884cm">
          <text:p/>
        </draw:line>
        <draw:line draw:style-name="gr7" draw:text-style-name="P1" draw:layer="layout" svg:x1="6.473cm" svg:y1="8.76cm" svg:x2="8.591cm" svg:y2="9.933cm">
          <text:p/>
        </draw:line>
        <draw:line draw:style-name="gr7" draw:text-style-name="P1" draw:layer="layout" svg:x1="6.473cm" svg:y1="8.759cm" svg:x2="7.877cm" svg:y2="9.828cm">
          <text:p/>
        </draw:line>
        <draw:line draw:style-name="gr7" draw:text-style-name="P1" draw:layer="layout" svg:x1="9.111cm" svg:y1="7.597cm" svg:x2="11.258cm" svg:y2="8.212cm">
          <text:p/>
        </draw:line>
        <draw:line draw:style-name="gr7" draw:text-style-name="P1" draw:layer="layout" svg:x1="9.095cm" svg:y1="7.645cm" svg:x2="11.888cm" svg:y2="8.002cm">
          <text:p/>
        </draw:line>
        <draw:line draw:style-name="gr7" draw:text-style-name="P1" draw:layer="layout" svg:x1="9.01cm" svg:y1="7.58cm" svg:x2="11.006cm" svg:y2="7.561cm">
          <text:p/>
        </draw:line>
        <draw:line draw:style-name="gr7" draw:text-style-name="P1" draw:layer="layout" svg:x1="9.077cm" svg:y1="7.627cm" svg:x2="10.775cm" svg:y2="8.422cm">
          <text:p/>
        </draw:line>
        <draw:frame draw:style-name="gr8" draw:text-style-name="P2" draw:layer="layout" svg:width="1.065cm" svg:height="1.656cm" svg:x="8.444cm" svg:y="4.048cm">
          <draw:text-box>
            <text:p><text:span text:style-name="T1">γ</text:span></text:p>
          </draw:text-box>
        </draw:frame>
        <draw:g>
          <draw:path draw:style-name="gr3" draw:text-style-name="P1" draw:layer="layout" svg:width="0.502cm" svg:height="0.244cm" draw:transform="skewX (-0.0729547627333629) rotate (-2.462659574564) translate (4.47800602466195cm 18.4359037440367cm)" svg:viewBox="0 0 503 245" svg:d="m0 244c209-7 351-45 370-122s-30-122-161-122-152 49-142 122 305 123 436 123">
            <text:p/>
          </draw:path>
          <draw:path draw:style-name="gr3" draw:text-style-name="P1" draw:layer="layout" svg:width="0.502cm" svg:height="0.244cm" draw:transform="skewX (-0.0727802298081635) rotate (-2.46615023306799) translate (4.85594473809535cm 18.1332078413066cm)" svg:viewBox="0 0 503 245" svg:d="m0 245c209-8 351-46 370-123s-31-123-162-122-151 49-142 122 306 122 437 122">
            <text:p/>
          </draw:path>
          <draw:path draw:style-name="gr3" draw:text-style-name="P1" draw:layer="layout" svg:width="0.502cm" svg:height="0.244cm" draw:transform="skewX (-0.0684169066781777) rotate (-2.46510303551679) translate (5.23330812162365cm 17.8297666362315cm)" svg:viewBox="0 0 503 245" svg:d="m0 244c209-6 351-45 370-122s-32-123-162-122-153 48-142 122 306 122 437 123">
            <text:p/>
          </draw:path>
          <draw:path draw:style-name="gr3" draw:text-style-name="P1" draw:layer="layout" svg:width="0.502cm" svg:height="0.244cm" draw:transform="skewX (-0.0764454212373517) rotate (-2.46423037089079) translate (5.61303373722345cm 17.5244661983669cm)" svg:viewBox="0 0 503 245" svg:d="m0 245c209-7 351-45 371-122s-30-123-162-123-152 49-142 123 305 122 436 122">
            <text:p/>
          </draw:path>
        </draw:g>
        <draw:line draw:style-name="gr4" draw:text-style-name="P1" draw:layer="layout" svg:x1="5.457cm" svg:y1="17.337cm" svg:x2="5.421cm" svg:y2="15.801cm">
          <text:p/>
        </draw:line>
        <draw:circle draw:style-name="gr5" draw:text-style-name="P1" draw:layer="layout" svg:width="0.799cm" svg:height="0.799cm" draw:transform="rotate (-1.5707963267949) translate (4.054cm 18.397cm)">
          <text:p/>
        </draw:circle>
        <draw:line draw:style-name="gr6" draw:text-style-name="P1" draw:layer="layout" svg:x1="1.632cm" svg:y1="19.003cm" svg:x2="3.404cm" svg:y2="19.002cm">
          <text:p/>
        </draw:line>
        <draw:line draw:style-name="gr6" draw:text-style-name="P1" draw:layer="layout" svg:x1="1.632cm" svg:y1="18.81cm" svg:x2="3.404cm" svg:y2="18.809cm">
          <text:p/>
        </draw:line>
        <draw:line draw:style-name="gr6" draw:text-style-name="P1" draw:layer="layout" svg:x1="1.631cm" svg:y1="18.617cm" svg:x2="3.403cm" svg:y2="18.616cm">
          <text:p/>
        </draw:line>
        <draw:line draw:style-name="gr6" draw:text-style-name="P1" draw:layer="layout" svg:x1="3.947cm" svg:y1="18.822cm" svg:x2="5.463cm" svg:y2="19.743cm">
          <text:p/>
        </draw:line>
        <draw:line draw:style-name="gr6" draw:text-style-name="P1" draw:layer="layout" svg:x1="3.787cm" svg:y1="19.166cm" svg:x2="5.225cm" svg:y2="20.074cm">
          <text:p/>
        </draw:line>
        <draw:line draw:style-name="gr6" draw:text-style-name="P1" draw:layer="layout" svg:x1="3.867cm" svg:y1="18.996cm" svg:x2="5.344cm" svg:y2="19.915cm">
          <text:p/>
        </draw:line>
        <draw:line draw:style-name="gr4" draw:text-style-name="P1" draw:layer="layout" svg:x1="3.864cm" svg:y1="14.643cm" svg:x2="5.442cm" svg:y2="15.847cm">
          <text:p/>
        </draw:line>
        <draw:circle draw:style-name="gr5" draw:text-style-name="P1" draw:layer="layout" svg:width="0.799cm" svg:height="0.799cm" draw:transform="rotate (-1.5707963267949) translate (4.054cm 14.075cm)">
          <text:p/>
        </draw:circle>
        <draw:line draw:style-name="gr6" draw:text-style-name="P1" draw:layer="layout" svg:x1="1.632cm" svg:y1="14.268cm" svg:x2="3.404cm" svg:y2="14.269cm">
          <text:p/>
        </draw:line>
        <draw:line draw:style-name="gr6" draw:text-style-name="P1" draw:layer="layout" svg:x1="1.632cm" svg:y1="14.461cm" svg:x2="3.404cm" svg:y2="14.462cm">
          <text:p/>
        </draw:line>
        <draw:line draw:style-name="gr6" draw:text-style-name="P1" draw:layer="layout" svg:x1="1.631cm" svg:y1="14.654cm" svg:x2="3.403cm" svg:y2="14.655cm">
          <text:p/>
        </draw:line>
        <draw:line draw:style-name="gr6" draw:text-style-name="P1" draw:layer="layout" svg:x1="3.787cm" svg:y1="14.105cm" svg:x2="5.225cm" svg:y2="13.197cm">
          <text:p/>
        </draw:line>
        <draw:line draw:style-name="gr6" draw:text-style-name="P1" draw:layer="layout" svg:x1="3.867cm" svg:y1="14.275cm" svg:x2="5.344cm" svg:y2="13.356cm">
          <text:p/>
        </draw:line>
        <draw:g>
          <draw:path draw:style-name="gr3" draw:text-style-name="P1" draw:layer="layout" svg:width="0.502cm" svg:height="0.244cm" draw:transform="skewX (0.0701622359301721) rotate (2.462659574564) translate (8.82792282367693cm 18.6321504574834cm)" svg:viewBox="0 0 503 245" svg:d="m503 244c-209-7-351-45-370-121s31-123 161-123 152 49 143 122-306 123-437 123">
            <text:p/>
          </draw:path>
          <draw:path draw:style-name="gr3" draw:text-style-name="P1" draw:layer="layout" svg:width="0.502cm" svg:height="0.244cm" draw:transform="skewX (0.0724311639577646) rotate (2.46649929891839) translate (8.45085167628598cm 18.3277668629636cm)" svg:viewBox="0 0 503 245" svg:d="m503 245c-209-7-351-46-370-123s31-122 162-122 151 49 142 123-306 122-437 122">
            <text:p/>
          </draw:path>
          <draw:path draw:style-name="gr3" draw:text-style-name="P1" draw:layer="layout" svg:width="0.502cm" svg:height="0.244cm" draw:transform="skewX (0.0678933079025794) rotate (2.46475396966639) translate (8.0728931956889cm 18.0247857657076cm)" svg:viewBox="0 0 503 245" svg:d="m503 245c-209-7-351-45-370-122s32-123 162-123 153 49 142 122-306 123-437 123">
            <text:p/>
          </draw:path>
          <draw:path draw:style-name="gr3" draw:text-style-name="P1" draw:layer="layout" svg:width="0.502cm" svg:height="0.244cm" draw:transform="skewX (0.0743510261349584) rotate (2.46440490381599) translate (7.6933706270048cm 17.7200142714856cm)" svg:viewBox="0 0 503 245" svg:d="m503 245c-209-6-351-45-371-122s31-123 162-123 152 50 142 123-305 122-436 122">
            <text:p/>
          </draw:path>
        </draw:g>
        <draw:line draw:style-name="gr4" draw:text-style-name="P1" draw:layer="layout" svg:x1="7.52cm" svg:y1="17.25cm" svg:x2="5.484cm" svg:y2="17.292cm">
          <text:p/>
        </draw:line>
        <draw:line draw:style-name="gr9" draw:text-style-name="P1" draw:layer="layout" svg:x1="5.417cm" svg:y1="15.822cm" svg:x2="8.276cm" svg:y2="14.604cm">
          <text:p/>
        </draw:line>
        <draw:line draw:style-name="gr4" draw:text-style-name="P1" draw:layer="layout" svg:x1="9.057cm" svg:y1="17.517cm" svg:x2="7.471cm" svg:y2="17.248cm">
          <text:p/>
        </draw:line>
        <draw:g>
          <draw:path draw:style-name="gr3" draw:text-style-name="P1" draw:layer="layout" svg:width="0.489cm" svg:height="0.248cm" draw:transform="skewX (-0.0127409035395585) rotate (2.77297911556859) translate (6.3748341395769cm 18.9001645866331cm)" svg:viewBox="0 0 490 249" svg:d="m490 249c-204-7-342-46-360-124s30-124 157-125 148 50 139 125-299 124-426 124">
            <text:p/>
          </draw:path>
          <draw:path draw:style-name="gr3" draw:text-style-name="P1" draw:layer="layout" svg:width="0.489cm" svg:height="0.248cm" draw:transform="skewX (-0.00767944870877507) rotate (2.77472444482058) translate (5.93314757682761cm 18.7291383731359cm)" svg:viewBox="0 0 490 249" svg:d="m490 249c-204-7-342-47-360-125s29-125 157-124 148 49 138 124-298 124-425 124">
            <text:p/>
          </draw:path>
          <draw:path draw:style-name="gr3" draw:text-style-name="P1" draw:layer="layout" svg:width="0.489cm" svg:height="0.25cm" draw:transform="skewX (-0.0102974425867666) rotate (2.7714083192418) translate (5.49155821343128cm 18.5597068740421cm)" svg:viewBox="0 0 490 251" svg:d="m490 249c-204-6-342-45-361-124s30-125 157-125 149 50 139 125-298 125-425 126">
            <text:p/>
          </draw:path>
          <draw:path draw:style-name="gr3" draw:text-style-name="P1" draw:layer="layout" svg:width="0.489cm" svg:height="0.248cm" draw:transform="skewX (-0.0127409035395586) rotate (2.7714083192418) translate (5.05103383037126cm 18.3896670234256cm)" svg:viewBox="0 0 490 249" svg:d="m490 249c-204-7-342-46-361-124s30-125 158-125 148 50 139 125-299 124-426 124">
            <text:p/>
          </draw:path>
        </draw:g>
        <draw:line draw:style-name="gr7" draw:text-style-name="P1" draw:layer="layout" svg:x1="9.048cm" svg:y1="18.534cm" svg:x2="10.964cm" svg:y2="19.412cm">
          <text:p/>
        </draw:line>
        <draw:line draw:style-name="gr10" draw:text-style-name="P1" draw:layer="layout" svg:x1="8.269cm" svg:y1="14.578cm" svg:x2="10.712cm" svg:y2="12.84cm">
          <text:p/>
        </draw:line>
        <draw:line draw:style-name="gr10" draw:text-style-name="P1" draw:layer="layout" svg:x1="8.144cm" svg:y1="14.652cm" svg:x2="11.447cm" svg:y2="14.1cm">
          <text:p/>
        </draw:line>
        <draw:line draw:style-name="gr7" draw:text-style-name="P1" draw:layer="layout" svg:x1="9.01cm" svg:y1="18.497cm" svg:x2="11.069cm" svg:y2="19.79cm">
          <text:p/>
        </draw:line>
        <draw:line draw:style-name="gr7" draw:text-style-name="P1" draw:layer="layout" svg:x1="9.01cm" svg:y1="18.496cm" svg:x2="10.061cm" svg:y2="19.496cm">
          <text:p/>
        </draw:line>
        <draw:line draw:style-name="gr7" draw:text-style-name="P1" draw:layer="layout" svg:x1="6.511cm" svg:y1="18.696cm" svg:x2="7.604cm" svg:y2="18.783cm">
          <text:p/>
        </draw:line>
        <draw:line draw:style-name="gr7" draw:text-style-name="P1" draw:layer="layout" svg:x1="6.473cm" svg:y1="18.659cm" svg:x2="8.591cm" svg:y2="19.832cm">
          <text:p/>
        </draw:line>
        <draw:line draw:style-name="gr7" draw:text-style-name="P1" draw:layer="layout" svg:x1="6.473cm" svg:y1="18.658cm" svg:x2="7.877cm" svg:y2="19.727cm">
          <text:p/>
        </draw:line>
        <draw:line draw:style-name="gr7" draw:text-style-name="P1" draw:layer="layout" svg:x1="9.111cm" svg:y1="17.496cm" svg:x2="11.258cm" svg:y2="18.111cm">
          <text:p/>
        </draw:line>
        <draw:line draw:style-name="gr7" draw:text-style-name="P1" draw:layer="layout" svg:x1="9.095cm" svg:y1="17.544cm" svg:x2="11.888cm" svg:y2="17.901cm">
          <text:p/>
        </draw:line>
        <draw:line draw:style-name="gr7" draw:text-style-name="P1" draw:layer="layout" svg:x1="9.01cm" svg:y1="17.479cm" svg:x2="11.006cm" svg:y2="17.46cm">
          <text:p/>
        </draw:line>
        <draw:line draw:style-name="gr7" draw:text-style-name="P1" draw:layer="layout" svg:x1="9.077cm" svg:y1="17.526cm" svg:x2="10.775cm" svg:y2="18.321cm">
          <text:p/>
        </draw:line>
        <draw:frame draw:style-name="gr11" draw:text-style-name="P2" draw:layer="layout" svg:width="1.277cm" svg:height="1.673cm" svg:x="5.866cm" svg:y="13.557cm">
          <draw:text-box>
            <text:p><text:span text:style-name="T2">Z</text:span></text:p>
          </draw:text-box>
        </draw:frame>
        <draw:frame draw:style-name="gr11" draw:text-style-name="P2" draw:layer="layout" svg:width="1.137cm" svg:height="1.673cm" svg:x="10.667cm" svg:y="11.658cm">
          <draw:text-box>
            <text:p><text:span text:style-name="T3">ν</text:span></text:p>
          </draw:text-box>
        </draw:frame>
        <draw:frame draw:style-name="gr11" draw:text-style-name="P2" draw:layer="layout" svg:width="1.137cm" svg:height="1.673cm" svg:x="11.467cm" svg:y="13.159cm">
          <draw:text-box>
            <text:p><text:span text:style-name="T3">ν</text:span></text:p>
          </draw:text-box>
        </draw:frame>
        <draw:path draw:style-name="gr12" draw:text-style-name="P1" draw:layer="layout" svg:width="6.095cm" svg:height="0.634cm" draw:transform="rotate (0.523598775598299) translate (5.28480911538466cm 5.67778352341554cm)" svg:viewBox="0 0 6096 635" svg:d="m6096 318c-279 422-737 422-1016-4v2c-279-422-737-422-1016 4v-1c-279 422-737 422-1016-4v3c-279-423-737-423-1016 4v-4c-279 422-737 422-1016-4v2c-279-422-737-422-1016 4">
          <text:p/>
        </draw:path>
        <draw:frame draw:style-name="gr13" draw:text-style-name="P4" draw:layer="layout" svg:width="3.262cm" svg:height="1.119cm" svg:x="7.39cm" svg:y="3.286cm">
          <draw:text-box>
            <text:p text:style-name="P3"><text:span text:style-name="T4">remov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3.725cm" svg:height="2.443cm" draw:transform="rotate (1.91986217719376) translate (10.956cm 15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25cm" svg:height="2.443cm" draw:transform="rotate (1.91986217719376) translate (11.006cm 5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1" draw:layer="layout" svg:width="0.502cm" svg:height="0.244cm" draw:transform="skewX (-0.0729547627333631) rotate (-2.462659574564) translate (4.47800602466195cm 8.53690374403669cm)" svg:viewBox="0 0 503 245" svg:d="m0 244c209-7 351-45 370-122s-30-122-161-122-152 49-142 122 305 123 436 123">
            <text:p/>
          </draw:path>
          <draw:path draw:style-name="gr3" draw:text-style-name="P1" draw:layer="layout" svg:width="0.502cm" svg:height="0.244cm" draw:transform="skewX (-0.0727802298081635) rotate (-2.46615023306799) translate (4.85594473809535cm 8.23420784130658cm)" svg:viewBox="0 0 503 245" svg:d="m0 245c209-8 351-46 370-123s-31-123-162-122-151 49-142 122 306 122 437 122">
            <text:p/>
          </draw:path>
          <draw:path draw:style-name="gr3" draw:text-style-name="P1" draw:layer="layout" svg:width="0.502cm" svg:height="0.244cm" draw:transform="skewX (-0.0684169066781777) rotate (-2.46510303551679) translate (5.23330812162365cm 7.93076663623148cm)" svg:viewBox="0 0 503 245" svg:d="m0 244c209-6 351-45 370-122s-32-123-162-122-153 48-142 122 306 122 437 123">
            <text:p/>
          </draw:path>
          <draw:path draw:style-name="gr3" draw:text-style-name="P1" draw:layer="layout" svg:width="0.502cm" svg:height="0.244cm" draw:transform="skewX (-0.0764454212373517) rotate (-2.46423037089079) translate (5.61303373722345cm 7.62546619836689cm)" svg:viewBox="0 0 503 245" svg:d="m0 245c209-7 351-45 371-122s-30-123-162-123-152 49-142 123 305 122 436 122">
            <text:p/>
          </draw:path>
        </draw:g>
        <draw:line draw:style-name="gr4" draw:text-style-name="P1" draw:layer="layout" svg:x1="5.457cm" svg:y1="7.438cm" svg:x2="5.421cm" svg:y2="5.902cm">
          <text:p/>
        </draw:line>
        <draw:circle draw:style-name="gr5" draw:text-style-name="P1" draw:layer="layout" svg:width="0.799cm" svg:height="0.799cm" draw:transform="rotate (-1.5707963267949) translate (4.054cm 8.498cm)">
          <text:p/>
        </draw:circle>
        <draw:line draw:style-name="gr6" draw:text-style-name="P1" draw:layer="layout" svg:x1="1.632cm" svg:y1="9.104cm" svg:x2="3.404cm" svg:y2="9.103cm">
          <text:p/>
        </draw:line>
        <draw:line draw:style-name="gr6" draw:text-style-name="P1" draw:layer="layout" svg:x1="1.632cm" svg:y1="8.911cm" svg:x2="3.404cm" svg:y2="8.91cm">
          <text:p/>
        </draw:line>
        <draw:line draw:style-name="gr6" draw:text-style-name="P1" draw:layer="layout" svg:x1="1.631cm" svg:y1="8.718cm" svg:x2="3.403cm" svg:y2="8.717cm">
          <text:p/>
        </draw:line>
        <draw:line draw:style-name="gr6" draw:text-style-name="P1" draw:layer="layout" svg:x1="3.947cm" svg:y1="8.923cm" svg:x2="5.463cm" svg:y2="9.844cm">
          <text:p/>
        </draw:line>
        <draw:line draw:style-name="gr6" draw:text-style-name="P1" draw:layer="layout" svg:x1="3.787cm" svg:y1="9.267cm" svg:x2="5.225cm" svg:y2="10.175cm">
          <text:p/>
        </draw:line>
        <draw:line draw:style-name="gr6" draw:text-style-name="P1" draw:layer="layout" svg:x1="3.867cm" svg:y1="9.097cm" svg:x2="5.344cm" svg:y2="10.016cm">
          <text:p/>
        </draw:line>
        <draw:line draw:style-name="gr4" draw:text-style-name="P1" draw:layer="layout" svg:x1="3.864cm" svg:y1="4.744cm" svg:x2="5.442cm" svg:y2="5.948cm">
          <text:p/>
        </draw:line>
        <draw:circle draw:style-name="gr5" draw:text-style-name="P1" draw:layer="layout" svg:width="0.799cm" svg:height="0.799cm" draw:transform="rotate (-1.5707963267949) translate (4.054cm 4.176cm)">
          <text:p/>
        </draw:circle>
        <draw:line draw:style-name="gr6" draw:text-style-name="P1" draw:layer="layout" svg:x1="1.632cm" svg:y1="4.369cm" svg:x2="3.404cm" svg:y2="4.37cm">
          <text:p/>
        </draw:line>
        <draw:line draw:style-name="gr6" draw:text-style-name="P1" draw:layer="layout" svg:x1="1.632cm" svg:y1="4.562cm" svg:x2="3.404cm" svg:y2="4.563cm">
          <text:p/>
        </draw:line>
        <draw:line draw:style-name="gr6" draw:text-style-name="P1" draw:layer="layout" svg:x1="1.631cm" svg:y1="4.755cm" svg:x2="3.403cm" svg:y2="4.756cm">
          <text:p/>
        </draw:line>
        <draw:line draw:style-name="gr6" draw:text-style-name="P1" draw:layer="layout" svg:x1="3.787cm" svg:y1="4.206cm" svg:x2="5.225cm" svg:y2="3.298cm">
          <text:p/>
        </draw:line>
        <draw:line draw:style-name="gr6" draw:text-style-name="P1" draw:layer="layout" svg:x1="3.867cm" svg:y1="4.376cm" svg:x2="5.344cm" svg:y2="3.457cm">
          <text:p/>
        </draw:line>
        <draw:g>
          <draw:path draw:style-name="gr3" draw:text-style-name="P1" draw:layer="layout" svg:width="0.502cm" svg:height="0.244cm" draw:transform="skewX (0.0701622359301721) rotate (2.462659574564) translate (8.82792282367693cm 8.73315045748335cm)" svg:viewBox="0 0 503 245" svg:d="m503 244c-209-7-351-45-370-121s31-123 161-123 152 49 143 122-306 123-437 123">
            <text:p/>
          </draw:path>
          <draw:path draw:style-name="gr3" draw:text-style-name="P1" draw:layer="layout" svg:width="0.502cm" svg:height="0.244cm" draw:transform="skewX (0.0724311639577647) rotate (2.46649929891839) translate (8.45085167628598cm 8.42876686296355cm)" svg:viewBox="0 0 503 245" svg:d="m503 245c-209-7-351-46-370-123s31-122 162-122 151 49 142 123-306 122-437 122">
            <text:p/>
          </draw:path>
          <draw:path draw:style-name="gr3" draw:text-style-name="P1" draw:layer="layout" svg:width="0.502cm" svg:height="0.244cm" draw:transform="skewX (0.0678933079025793) rotate (2.46475396966639) translate (8.0728931956889cm 8.12578576570755cm)" svg:viewBox="0 0 503 245" svg:d="m503 245c-209-7-351-45-370-122s32-123 162-123 153 49 142 122-306 123-437 123">
            <text:p/>
          </draw:path>
          <draw:path draw:style-name="gr3" draw:text-style-name="P1" draw:layer="layout" svg:width="0.502cm" svg:height="0.244cm" draw:transform="skewX (0.0743510261349584) rotate (2.46440490381599) translate (7.6933706270048cm 7.82101427148555cm)" svg:viewBox="0 0 503 245" svg:d="m503 245c-209-6-351-45-371-122s31-123 162-123 152 50 142 123-305 122-436 122">
            <text:p/>
          </draw:path>
        </draw:g>
        <draw:line draw:style-name="gr4" draw:text-style-name="P1" draw:layer="layout" svg:x1="7.52cm" svg:y1="7.351cm" svg:x2="5.484cm" svg:y2="7.393cm">
          <text:p/>
        </draw:line>
        <draw:line draw:style-name="gr9" draw:text-style-name="P1" draw:layer="layout" svg:x1="5.417cm" svg:y1="5.923cm" svg:x2="8.276cm" svg:y2="4.705cm">
          <text:p/>
        </draw:line>
        <draw:line draw:style-name="gr4" draw:text-style-name="P1" draw:layer="layout" svg:x1="9.057cm" svg:y1="7.618cm" svg:x2="7.471cm" svg:y2="7.349cm">
          <text:p/>
        </draw:line>
        <draw:g>
          <draw:path draw:style-name="gr3" draw:text-style-name="P1" draw:layer="layout" svg:width="0.489cm" svg:height="0.248cm" draw:transform="skewX (-0.0127409035395586) rotate (2.77297911556859) translate (6.3748341395769cm 9.00116458663314cm)" svg:viewBox="0 0 490 249" svg:d="m490 249c-204-7-342-46-360-124s30-124 157-125 148 50 139 125-299 124-426 124">
            <text:p/>
          </draw:path>
          <draw:path draw:style-name="gr3" draw:text-style-name="P1" draw:layer="layout" svg:width="0.489cm" svg:height="0.248cm" draw:transform="skewX (-0.00767944870877506) rotate (2.77472444482058) translate (5.93314757682761cm 8.83013837313595cm)" svg:viewBox="0 0 490 249" svg:d="m490 249c-204-7-342-47-360-125s29-125 157-124 148 49 138 124-298 124-425 124">
            <text:p/>
          </draw:path>
          <draw:path draw:style-name="gr3" draw:text-style-name="P1" draw:layer="layout" svg:width="0.489cm" svg:height="0.25cm" draw:transform="skewX (-0.0102974425867666) rotate (2.7714083192418) translate (5.49155821343128cm 8.6607068740421cm)" svg:viewBox="0 0 490 251" svg:d="m490 249c-204-6-342-45-361-124s30-125 157-125 149 50 139 125-298 125-425 126">
            <text:p/>
          </draw:path>
          <draw:path draw:style-name="gr3" draw:text-style-name="P1" draw:layer="layout" svg:width="0.489cm" svg:height="0.248cm" draw:transform="skewX (-0.0127409035395586) rotate (2.7714083192418) translate (5.05103383037126cm 8.49066702342559cm)" svg:viewBox="0 0 490 249" svg:d="m490 249c-204-7-342-46-361-124s30-125 158-125 148 50 139 125-299 124-426 124">
            <text:p/>
          </draw:path>
        </draw:g>
        <draw:line draw:style-name="gr7" draw:text-style-name="P1" draw:layer="layout" svg:x1="9.048cm" svg:y1="8.635cm" svg:x2="10.964cm" svg:y2="9.513cm">
          <text:p/>
        </draw:line>
        <draw:line draw:style-name="gr10" draw:text-style-name="P1" draw:layer="layout" svg:x1="8.269cm" svg:y1="4.679cm" svg:x2="10.712cm" svg:y2="2.941cm">
          <text:p/>
        </draw:line>
        <draw:line draw:style-name="gr10" draw:text-style-name="P1" draw:layer="layout" svg:x1="8.144cm" svg:y1="4.753cm" svg:x2="11.447cm" svg:y2="4.201cm">
          <text:p/>
        </draw:line>
        <draw:line draw:style-name="gr7" draw:text-style-name="P1" draw:layer="layout" svg:x1="9.01cm" svg:y1="8.598cm" svg:x2="11.069cm" svg:y2="9.891cm">
          <text:p/>
        </draw:line>
        <draw:line draw:style-name="gr7" draw:text-style-name="P1" draw:layer="layout" svg:x1="9.01cm" svg:y1="8.597cm" svg:x2="10.061cm" svg:y2="9.597cm">
          <text:p/>
        </draw:line>
        <draw:line draw:style-name="gr7" draw:text-style-name="P1" draw:layer="layout" svg:x1="6.511cm" svg:y1="8.797cm" svg:x2="7.604cm" svg:y2="8.884cm">
          <text:p/>
        </draw:line>
        <draw:line draw:style-name="gr7" draw:text-style-name="P1" draw:layer="layout" svg:x1="6.473cm" svg:y1="8.76cm" svg:x2="8.591cm" svg:y2="9.933cm">
          <text:p/>
        </draw:line>
        <draw:line draw:style-name="gr7" draw:text-style-name="P1" draw:layer="layout" svg:x1="6.473cm" svg:y1="8.759cm" svg:x2="7.877cm" svg:y2="9.828cm">
          <text:p/>
        </draw:line>
        <draw:line draw:style-name="gr7" draw:text-style-name="P1" draw:layer="layout" svg:x1="9.111cm" svg:y1="7.597cm" svg:x2="11.258cm" svg:y2="8.212cm">
          <text:p/>
        </draw:line>
        <draw:line draw:style-name="gr7" draw:text-style-name="P1" draw:layer="layout" svg:x1="9.095cm" svg:y1="7.645cm" svg:x2="11.888cm" svg:y2="8.002cm">
          <text:p/>
        </draw:line>
        <draw:line draw:style-name="gr7" draw:text-style-name="P1" draw:layer="layout" svg:x1="9.01cm" svg:y1="7.58cm" svg:x2="11.006cm" svg:y2="7.561cm">
          <text:p/>
        </draw:line>
        <draw:line draw:style-name="gr7" draw:text-style-name="P1" draw:layer="layout" svg:x1="9.077cm" svg:y1="7.627cm" svg:x2="10.775cm" svg:y2="8.422cm">
          <text:p/>
        </draw:line>
        <draw:frame draw:style-name="gr11" draw:text-style-name="P2" draw:layer="layout" svg:width="1.277cm" svg:height="1.673cm" svg:x="5.866cm" svg:y="3.658cm">
          <draw:text-box>
            <text:p text:style-name="P5"><text:span text:style-name="T2">Z</text:span></text:p>
          </draw:text-box>
        </draw:frame>
        <draw:frame draw:style-name="gr11" draw:text-style-name="P2" draw:layer="layout" svg:width="1.234cm" svg:height="1.673cm" svg:x="10.667cm" svg:y="1.759cm">
          <draw:text-box>
            <text:p text:style-name="P5"><text:span text:style-name="T3">μ</text:span></text:p>
          </draw:text-box>
        </draw:frame>
        <draw:frame draw:style-name="gr11" draw:text-style-name="P2" draw:layer="layout" svg:width="1.234cm" svg:height="1.673cm" svg:x="11.467cm" svg:y="3.26cm">
          <draw:text-box>
            <text:p text:style-name="P5"><text:span text:style-name="T3">μ</text:span></text:p>
          </draw:text-box>
        </draw:frame>
        <draw:frame draw:style-name="gr13" draw:text-style-name="P7" draw:layer="layout" svg:width="2.614cm" svg:height="0.962cm" svg:x="10.26cm" svg:y="2.988cm">
          <draw:text-box>
            <text:p text:style-name="P6"><text:span text:style-name="T4">remove</text:span></text:p>
          </draw:text-box>
        </draw:frame>
        <draw:g>
          <draw:path draw:style-name="gr3" draw:text-style-name="P1" draw:layer="layout" svg:width="0.502cm" svg:height="0.244cm" draw:transform="skewX (-0.0729547627333629) rotate (-2.462659574564) translate (4.47800602466195cm 18.4359037440367cm)" svg:viewBox="0 0 503 245" svg:d="m0 244c209-7 351-45 370-122s-30-122-161-122-152 49-142 122 305 123 436 123">
            <text:p/>
          </draw:path>
          <draw:path draw:style-name="gr3" draw:text-style-name="P1" draw:layer="layout" svg:width="0.502cm" svg:height="0.244cm" draw:transform="skewX (-0.0727802298081635) rotate (-2.46615023306799) translate (4.85594473809535cm 18.1332078413066cm)" svg:viewBox="0 0 503 245" svg:d="m0 245c209-8 351-46 370-123s-31-123-162-122-151 49-142 122 306 122 437 122">
            <text:p/>
          </draw:path>
          <draw:path draw:style-name="gr3" draw:text-style-name="P1" draw:layer="layout" svg:width="0.502cm" svg:height="0.244cm" draw:transform="skewX (-0.0684169066781777) rotate (-2.46510303551679) translate (5.23330812162365cm 17.8297666362315cm)" svg:viewBox="0 0 503 245" svg:d="m0 244c209-6 351-45 370-122s-32-123-162-122-153 48-142 122 306 122 437 123">
            <text:p/>
          </draw:path>
          <draw:path draw:style-name="gr3" draw:text-style-name="P1" draw:layer="layout" svg:width="0.502cm" svg:height="0.244cm" draw:transform="skewX (-0.0764454212373517) rotate (-2.46423037089079) translate (5.61303373722345cm 17.5244661983669cm)" svg:viewBox="0 0 503 245" svg:d="m0 245c209-7 351-45 371-122s-30-123-162-123-152 49-142 123 305 122 436 122">
            <text:p/>
          </draw:path>
        </draw:g>
        <draw:line draw:style-name="gr4" draw:text-style-name="P1" draw:layer="layout" svg:x1="5.457cm" svg:y1="17.337cm" svg:x2="5.421cm" svg:y2="15.801cm">
          <text:p/>
        </draw:line>
        <draw:circle draw:style-name="gr5" draw:text-style-name="P1" draw:layer="layout" svg:width="0.799cm" svg:height="0.799cm" draw:transform="rotate (-1.5707963267949) translate (4.054cm 18.397cm)">
          <text:p/>
        </draw:circle>
        <draw:line draw:style-name="gr6" draw:text-style-name="P1" draw:layer="layout" svg:x1="1.632cm" svg:y1="19.003cm" svg:x2="3.404cm" svg:y2="19.002cm">
          <text:p/>
        </draw:line>
        <draw:line draw:style-name="gr6" draw:text-style-name="P1" draw:layer="layout" svg:x1="1.632cm" svg:y1="18.81cm" svg:x2="3.404cm" svg:y2="18.809cm">
          <text:p/>
        </draw:line>
        <draw:line draw:style-name="gr6" draw:text-style-name="P1" draw:layer="layout" svg:x1="1.631cm" svg:y1="18.617cm" svg:x2="3.403cm" svg:y2="18.616cm">
          <text:p/>
        </draw:line>
        <draw:line draw:style-name="gr6" draw:text-style-name="P1" draw:layer="layout" svg:x1="3.947cm" svg:y1="18.822cm" svg:x2="5.463cm" svg:y2="19.743cm">
          <text:p/>
        </draw:line>
        <draw:line draw:style-name="gr6" draw:text-style-name="P1" draw:layer="layout" svg:x1="3.787cm" svg:y1="19.166cm" svg:x2="5.225cm" svg:y2="20.074cm">
          <text:p/>
        </draw:line>
        <draw:line draw:style-name="gr6" draw:text-style-name="P1" draw:layer="layout" svg:x1="3.867cm" svg:y1="18.996cm" svg:x2="5.344cm" svg:y2="19.915cm">
          <text:p/>
        </draw:line>
        <draw:line draw:style-name="gr4" draw:text-style-name="P1" draw:layer="layout" svg:x1="3.864cm" svg:y1="14.643cm" svg:x2="5.442cm" svg:y2="15.847cm">
          <text:p/>
        </draw:line>
        <draw:circle draw:style-name="gr5" draw:text-style-name="P1" draw:layer="layout" svg:width="0.799cm" svg:height="0.799cm" draw:transform="rotate (-1.5707963267949) translate (4.054cm 14.075cm)">
          <text:p/>
        </draw:circle>
        <draw:line draw:style-name="gr6" draw:text-style-name="P1" draw:layer="layout" svg:x1="1.632cm" svg:y1="14.268cm" svg:x2="3.404cm" svg:y2="14.269cm">
          <text:p/>
        </draw:line>
        <draw:line draw:style-name="gr6" draw:text-style-name="P1" draw:layer="layout" svg:x1="1.632cm" svg:y1="14.461cm" svg:x2="3.404cm" svg:y2="14.462cm">
          <text:p/>
        </draw:line>
        <draw:line draw:style-name="gr6" draw:text-style-name="P1" draw:layer="layout" svg:x1="1.631cm" svg:y1="14.654cm" svg:x2="3.403cm" svg:y2="14.655cm">
          <text:p/>
        </draw:line>
        <draw:line draw:style-name="gr6" draw:text-style-name="P1" draw:layer="layout" svg:x1="3.787cm" svg:y1="14.105cm" svg:x2="5.225cm" svg:y2="13.197cm">
          <text:p/>
        </draw:line>
        <draw:line draw:style-name="gr6" draw:text-style-name="P1" draw:layer="layout" svg:x1="3.867cm" svg:y1="14.275cm" svg:x2="5.344cm" svg:y2="13.356cm">
          <text:p/>
        </draw:line>
        <draw:g>
          <draw:path draw:style-name="gr3" draw:text-style-name="P1" draw:layer="layout" svg:width="0.502cm" svg:height="0.244cm" draw:transform="skewX (0.0701622359301721) rotate (2.462659574564) translate (8.82792282367693cm 18.6321504574834cm)" svg:viewBox="0 0 503 245" svg:d="m503 244c-209-7-351-45-370-121s31-123 161-123 152 49 143 122-306 123-437 123">
            <text:p/>
          </draw:path>
          <draw:path draw:style-name="gr3" draw:text-style-name="P1" draw:layer="layout" svg:width="0.502cm" svg:height="0.244cm" draw:transform="skewX (0.0724311639577646) rotate (2.46649929891839) translate (8.45085167628598cm 18.3277668629636cm)" svg:viewBox="0 0 503 245" svg:d="m503 245c-209-7-351-46-370-123s31-122 162-122 151 49 142 123-306 122-437 122">
            <text:p/>
          </draw:path>
          <draw:path draw:style-name="gr3" draw:text-style-name="P1" draw:layer="layout" svg:width="0.502cm" svg:height="0.244cm" draw:transform="skewX (0.0678933079025794) rotate (2.46475396966639) translate (8.0728931956889cm 18.0247857657076cm)" svg:viewBox="0 0 503 245" svg:d="m503 245c-209-7-351-45-370-122s32-123 162-123 153 49 142 122-306 123-437 123">
            <text:p/>
          </draw:path>
          <draw:path draw:style-name="gr3" draw:text-style-name="P1" draw:layer="layout" svg:width="0.502cm" svg:height="0.244cm" draw:transform="skewX (0.0743510261349584) rotate (2.46440490381599) translate (7.6933706270048cm 17.7200142714856cm)" svg:viewBox="0 0 503 245" svg:d="m503 245c-209-6-351-45-371-122s31-123 162-123 152 50 142 123-305 122-436 122">
            <text:p/>
          </draw:path>
        </draw:g>
        <draw:line draw:style-name="gr4" draw:text-style-name="P1" draw:layer="layout" svg:x1="7.52cm" svg:y1="17.25cm" svg:x2="5.484cm" svg:y2="17.292cm">
          <text:p/>
        </draw:line>
        <draw:line draw:style-name="gr9" draw:text-style-name="P1" draw:layer="layout" svg:x1="5.417cm" svg:y1="15.822cm" svg:x2="8.276cm" svg:y2="14.604cm">
          <text:p/>
        </draw:line>
        <draw:line draw:style-name="gr4" draw:text-style-name="P1" draw:layer="layout" svg:x1="9.057cm" svg:y1="17.517cm" svg:x2="7.471cm" svg:y2="17.248cm">
          <text:p/>
        </draw:line>
        <draw:g>
          <draw:path draw:style-name="gr3" draw:text-style-name="P1" draw:layer="layout" svg:width="0.489cm" svg:height="0.248cm" draw:transform="skewX (-0.0127409035395585) rotate (2.77297911556859) translate (6.3748341395769cm 18.9001645866331cm)" svg:viewBox="0 0 490 249" svg:d="m490 249c-204-7-342-46-360-124s30-124 157-125 148 50 139 125-299 124-426 124">
            <text:p/>
          </draw:path>
          <draw:path draw:style-name="gr3" draw:text-style-name="P1" draw:layer="layout" svg:width="0.489cm" svg:height="0.248cm" draw:transform="skewX (-0.00767944870877507) rotate (2.77472444482058) translate (5.93314757682761cm 18.7291383731359cm)" svg:viewBox="0 0 490 249" svg:d="m490 249c-204-7-342-47-360-125s29-125 157-124 148 49 138 124-298 124-425 124">
            <text:p/>
          </draw:path>
          <draw:path draw:style-name="gr3" draw:text-style-name="P1" draw:layer="layout" svg:width="0.489cm" svg:height="0.25cm" draw:transform="skewX (-0.0102974425867666) rotate (2.7714083192418) translate (5.49155821343128cm 18.5597068740421cm)" svg:viewBox="0 0 490 251" svg:d="m490 249c-204-6-342-45-361-124s30-125 157-125 149 50 139 125-298 125-425 126">
            <text:p/>
          </draw:path>
          <draw:path draw:style-name="gr3" draw:text-style-name="P1" draw:layer="layout" svg:width="0.489cm" svg:height="0.248cm" draw:transform="skewX (-0.0127409035395586) rotate (2.7714083192418) translate (5.05103383037126cm 18.3896670234256cm)" svg:viewBox="0 0 490 249" svg:d="m490 249c-204-7-342-46-361-124s30-125 158-125 148 50 139 125-299 124-426 124">
            <text:p/>
          </draw:path>
        </draw:g>
        <draw:line draw:style-name="gr7" draw:text-style-name="P1" draw:layer="layout" svg:x1="9.048cm" svg:y1="18.534cm" svg:x2="10.964cm" svg:y2="19.412cm">
          <text:p/>
        </draw:line>
        <draw:line draw:style-name="gr10" draw:text-style-name="P1" draw:layer="layout" svg:x1="8.269cm" svg:y1="14.578cm" svg:x2="10.712cm" svg:y2="12.84cm">
          <text:p/>
        </draw:line>
        <draw:line draw:style-name="gr10" draw:text-style-name="P1" draw:layer="layout" svg:x1="8.144cm" svg:y1="14.652cm" svg:x2="11.447cm" svg:y2="14.1cm">
          <text:p/>
        </draw:line>
        <draw:line draw:style-name="gr7" draw:text-style-name="P1" draw:layer="layout" svg:x1="9.01cm" svg:y1="18.497cm" svg:x2="11.069cm" svg:y2="19.79cm">
          <text:p/>
        </draw:line>
        <draw:line draw:style-name="gr7" draw:text-style-name="P1" draw:layer="layout" svg:x1="9.01cm" svg:y1="18.496cm" svg:x2="10.061cm" svg:y2="19.496cm">
          <text:p/>
        </draw:line>
        <draw:line draw:style-name="gr7" draw:text-style-name="P1" draw:layer="layout" svg:x1="6.511cm" svg:y1="18.696cm" svg:x2="7.604cm" svg:y2="18.783cm">
          <text:p/>
        </draw:line>
        <draw:line draw:style-name="gr7" draw:text-style-name="P1" draw:layer="layout" svg:x1="6.473cm" svg:y1="18.659cm" svg:x2="8.591cm" svg:y2="19.832cm">
          <text:p/>
        </draw:line>
        <draw:line draw:style-name="gr7" draw:text-style-name="P1" draw:layer="layout" svg:x1="6.473cm" svg:y1="18.658cm" svg:x2="7.877cm" svg:y2="19.727cm">
          <text:p/>
        </draw:line>
        <draw:line draw:style-name="gr7" draw:text-style-name="P1" draw:layer="layout" svg:x1="9.111cm" svg:y1="17.496cm" svg:x2="11.258cm" svg:y2="18.111cm">
          <text:p/>
        </draw:line>
        <draw:line draw:style-name="gr7" draw:text-style-name="P1" draw:layer="layout" svg:x1="9.095cm" svg:y1="17.544cm" svg:x2="11.888cm" svg:y2="17.901cm">
          <text:p/>
        </draw:line>
        <draw:line draw:style-name="gr7" draw:text-style-name="P1" draw:layer="layout" svg:x1="9.01cm" svg:y1="17.479cm" svg:x2="11.006cm" svg:y2="17.46cm">
          <text:p/>
        </draw:line>
        <draw:line draw:style-name="gr7" draw:text-style-name="P1" draw:layer="layout" svg:x1="9.077cm" svg:y1="17.526cm" svg:x2="10.775cm" svg:y2="18.321cm">
          <text:p/>
        </draw:line>
        <draw:frame draw:style-name="gr11" draw:text-style-name="P2" draw:layer="layout" svg:width="1.277cm" svg:height="1.673cm" svg:x="5.866cm" svg:y="13.557cm">
          <draw:text-box>
            <text:p text:style-name="P5"><text:span text:style-name="T2">Z</text:span></text:p>
          </draw:text-box>
        </draw:frame>
        <draw:frame draw:style-name="gr11" draw:text-style-name="P2" draw:layer="layout" svg:width="1.137cm" svg:height="1.673cm" svg:x="10.667cm" svg:y="11.658cm">
          <draw:text-box>
            <text:p text:style-name="P5"><text:span text:style-name="T3">ν</text:span></text:p>
          </draw:text-box>
        </draw:frame>
        <draw:frame draw:style-name="gr11" draw:text-style-name="P2" draw:layer="layout" svg:width="1.137cm" svg:height="1.673cm" svg:x="11.467cm" svg:y="13.159cm">
          <draw:text-box>
            <text:p text:style-name="P5"><text:span text:style-name="T3">ν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 Schroeder</meta:initial-creator>
    <meta:creation-date>2010-06-08T18:24:57</meta:creation-date>
    <dc:date>2014-03-08T14:18:24</dc:date>
    <dc:creator>Matthias </dc:creator>
    <meta:editing-duration>PT3H12M25S</meta:editing-duration>
    <meta:editing-cycles>52</meta:editing-cycles>
    <meta:generator>LibreOffice/3.5$Linux_X86_64 LibreOffice_project/350m1$Build-2</meta:generator>
    <meta:document-statistic meta:object-count="194"/>
  </office:meta>
</office:document-meta>
</file>